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a9c8a" officeooo:paragraph-rsid="000a9c8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a9c8a" officeooo:paragraph-rsid="00169e0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9c8a" officeooo:paragraph-rsid="00174be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a9c8a" officeooo:paragraph-rsid="0017a6d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a9c8a" officeooo:paragraph-rsid="00188b28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a9c8a" officeooo:paragraph-rsid="001a259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a9c8a" officeooo:paragraph-rsid="001b463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a9c8a" officeooo:paragraph-rsid="000a9c8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officeooo:rsid="000a9c8a" officeooo:paragraph-rsid="00169e02" style:font-size-asian="12pt" style:font-style-asian="italic" style:font-size-complex="12pt" style:font-style-complex="italic"/>
    </style:style>
    <style:style style:name="T1" style:family="text">
      <style:text-properties officeooo:rsid="001656aa"/>
    </style:style>
    <style:style style:name="T2" style:family="text">
      <style:text-properties officeooo:rsid="00169e02"/>
    </style:style>
    <style:style style:name="T3" style:family="text">
      <style:text-properties officeooo:rsid="000d4555"/>
    </style:style>
    <style:style style:name="T4" style:family="text">
      <style:text-properties officeooo:rsid="00174bef"/>
    </style:style>
    <style:style style:name="T5" style:family="text">
      <style:text-properties officeooo:rsid="0017a6d0"/>
    </style:style>
    <style:style style:name="T6" style:family="text">
      <style:text-properties officeooo:rsid="00188b28"/>
    </style:style>
    <style:style style:name="T7" style:family="text">
      <style:text-properties officeooo:rsid="001a259f"/>
    </style:style>
    <style:style style:name="T8" style:family="text">
      <style:text-properties officeooo:rsid="001b4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al para <text:span text:style-name="T1">alteração de urls dos botões </text:span><text:span text:style-name="T2">e url de autenticação.</text:span></text:p>
      <text:p text:style-name="P9"><text:span text:style-name="T2">Obs.: Mudanças necessários para o total funcionamento do crm.</text:span></text:p>
      <text:p text:style-name="P1"/>
      <text:p text:style-name="P2"><text:span text:style-name="T2"/></text:p>
      <text:p text:style-name="P2"><text:span text:style-name="T2">1. Alteração de url do botão “Dados cliente” em contas.</text:span></text:p>
      <text:p text:style-name="P3"><text:span text:style-name="T2"><text:tab/>1.1 Abrir o arquivo </text:span><text:span text:style-name="T3">&lt;diretório raiz SugarCRM&gt;/</text:span><text:span text:style-name="T4">custom/modules/Accounts/metadata/detailviewdefs.php</text:span></text:p>
      <text:p text:style-name="P4"><text:span text:style-name="T5"><text:tab/>1.2 Aterar para a nova url a variável $sessionIdPortalEBS na linha 5</text:span></text:p>
      <text:p text:style-name="P5"><text:span text:style-name="T5"><text:tab/></text:span><text:span text:style-name="T6">1.3 </text:span><text:span text:style-name="T5">Aterar para a nova url </text:span><text:span text:style-name="T6">o conteúdo da chave 'customCode' na linha 24</text:span></text:p>
      <text:p text:style-name="P4"><text:span text:style-name="T6"><text:tab/>1.4 Executar o passo 4 desse manual</text:span></text:p>
      <text:p text:style-name="P4"><text:span text:style-name="T6"/></text:p>
      <text:p text:style-name="P5"><text:span text:style-name="T6">2. Alteração do botão “Gerar Orçamento </text:span></text:p>
      <text:p text:style-name="P5"><text:span text:style-name="T6"><text:tab/>2</text:span><text:span text:style-name="T2">.1 Abrir o arquivo </text:span><text:span text:style-name="T3">&lt;diretório raiz SugarCRM&gt;</text:span><text:span text:style-name="T4">/modules/</text:span><text:span text:style-name="T6">Opportunities</text:span><text:span text:style-name="T4">/metadata/detailviewdefs.php</text:span></text:p>
      <text:p text:style-name="P5"><text:span text:style-name="T5"><text:tab/></text:span><text:span text:style-name="T6">2.2</text:span><text:span text:style-name="T5"> Aterar para a nova url a variável $sessionIdPortalEBS na linha </text:span><text:span text:style-name="T6">6</text:span></text:p>
      <text:p text:style-name="P5"><text:span text:style-name="T5"><text:tab/></text:span><text:span text:style-name="T6">2.3 </text:span><text:span text:style-name="T5">Aterar para a nova url </text:span><text:span text:style-name="T6">o conteúdo da variável $botao na linha 39</text:span></text:p>
      <text:p text:style-name="P5"><text:span text:style-name="T6"><text:tab/>2.4 Executar o passo 4 desse manual</text:span></text:p>
      <text:p text:style-name="P4"><text:span text:style-name="T6"/></text:p>
      <text:p text:style-name="P6"><text:span text:style-name="T7">3. Alteracao de url de geração de SID</text:span></text:p>
      <text:p text:style-name="P7"><text:span text:style-name="T7"><text:tab/>3.1 </text:span><text:span text:style-name="T2">Abrir o arquivo </text:span><text:span text:style-name="T3">&lt;diretório raiz SugarCRM&gt;</text:span><text:span text:style-name="T4">/</text:span><text:span text:style-name="T8">custom</text:span><text:span text:style-name="T4">/</text:span><text:span text:style-name="T8">include</text:span><text:span text:style-name="T4">/</text:span><text:span text:style-name="T8">SugarFields</text:span><text:span text:style-name="T4">/</text:span><text:span text:style-name="T8">Fields/Iframe/DetailView.tpl</text:span></text:p>
      <text:p text:style-name="P7"><text:span text:style-name="T8"><text:tab/>3.2 </text:span><text:span text:style-name="T5">Aterar para a nova url </text:span><text:span text:style-name="T6">o conteúdo da variável $</text:span><text:span text:style-name="T8">sessionIdPortalEBS</text:span><text:span text:style-name="T6"> na linha </text:span><text:span text:style-name="T8">41</text:span></text:p>
      <text:p text:style-name="P7"><text:span text:style-name="T6"><text:tab/></text:span><text:span text:style-name="T8">3</text:span><text:span text:style-name="T6">.</text:span><text:span text:style-name="T8">3</text:span><text:span text:style-name="T6"> Executar o passo 4 desse manual</text:span></text:p>
      <text:p text:style-name="P4"><text:span text:style-name="T6"/></text:p>
      <text:p text:style-name="P5"><text:span text:style-name="T6">4. Aplicar alterações</text:span></text:p>
      <text:p text:style-name="P5"><text:span text:style-name="T5"><text:tab/></text:span><text:span text:style-name="T6">4.1</text:span><text:span text:style-name="T5"> Fazer login com conta de aministrador no CRM</text:span></text:p>
      <text:p text:style-name="P5"><text:span text:style-name="T5"><text:tab/></text:span><text:span text:style-name="T6">4.2</text:span><text:span text:style-name="T5"> Clicar no link “Admin” que fica no canto direito superior</text:span></text:p>
      <text:p text:style-name="P5"><text:span text:style-name="T5"><text:tab/></text:span><text:span text:style-name="T6">4.3</text:span><text:span text:style-name="T5"> Clicar em “Reparar” </text:span><text:span text:style-name="T6">na aba “Sistema”</text:span></text:p>
      <text:p text:style-name="P5"><text:span text:style-name="T6"><text:tab/>4.4 Clicar em "Reparar rapidamente e reconstrui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a </meta:initial-creator>
    <meta:creation-date>2013-07-09T11:41:20</meta:creation-date>
    <dc:date>2013-07-30T10:46:03</dc:date>
    <dc:creator>Weiberlan </dc:creator>
    <meta:editing-duration>PT18H35M21S</meta:editing-duration>
    <meta:editing-cycles>14</meta:editing-cycles>
    <meta:generator>LibreOffice/4.0.2.2$Linux_X86_64 LibreOffice_project/400m0$Build-2</meta:generator>
    <meta:document-statistic meta:table-count="0" meta:image-count="0" meta:object-count="0" meta:page-count="1" meta:paragraph-count="21" meta:word-count="189" meta:character-count="1243" meta:non-whitespace-character-count="1059"/>
  </office:meta>
</office:document-meta>
</file>